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78a4" officeooo:paragraph-rsid="000178a4"/>
    </style:style>
    <style:style style:name="P2" style:family="paragraph" style:parent-style-name="Standard">
      <style:paragraph-properties fo:text-align="start" style:justify-single-word="false"/>
      <style:text-properties officeooo:rsid="000178a4" officeooo:paragraph-rsid="000178a4"/>
    </style:style>
    <style:style style:name="P3" style:family="paragraph" style:parent-style-name="Standard">
      <style:paragraph-properties fo:text-align="start" style:justify-single-word="false"/>
      <style:text-properties officeooo:rsid="000178a4" officeooo:paragraph-rsid="00047ae3"/>
    </style:style>
    <style:style style:name="P4" style:family="paragraph" style:parent-style-name="Standard">
      <style:paragraph-properties fo:text-align="center" style:justify-single-word="false"/>
      <style:text-properties officeooo:rsid="0007aae8" officeooo:paragraph-rsid="0007aae8"/>
    </style:style>
    <style:style style:name="P5" style:family="paragraph" style:parent-style-name="Standard">
      <style:paragraph-properties fo:text-align="start" style:justify-single-word="false"/>
      <style:text-properties officeooo:rsid="00047ae3" officeooo:paragraph-rsid="00047ae3"/>
    </style:style>
    <style:style style:name="P6" style:family="paragraph" style:parent-style-name="Standard">
      <style:paragraph-properties fo:text-align="start" style:justify-single-word="false"/>
      <style:text-properties officeooo:rsid="000178a4" officeooo:paragraph-rsid="000178a4"/>
    </style:style>
    <style:style style:name="T1" style:family="text">
      <style:text-properties officeooo:rsid="00098e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fil</text:p>
      <text:p text:style-name="P1"/>
      <text:p text:style-name="P2">Pour faire mes profils, j’ai besoin:</text:p>
      <text:p text:style-name="P2">- d’une photo(facultatif)</text:p>
      <text:p text:style-name="P2">- de l’âge</text:p>
      <text:p text:style-name="P2">- du numéro de téléphone</text:p>
      <text:p text:style-name="P2">- de l’adresse e-mail</text:p>
      <text:p text:style-name="P2">- de son statut (investisseur, entreprise ou salarié)</text:p>
      <text:p text:style-name="P2">- de la compétence qu’il veut mettre en avant (un varchar et/ou son cv) (salarié)</text:p>
      <text:p text:style-name="P2">- de la recherche qu’il veut mettre en avant(salarié)</text:p>
      <text:p text:style-name="P2">- du budget (investisseur)</text:p>
      <text:p text:style-name="P2">- du taux de rentabilité (investisseur)</text:p>
      <text:p text:style-name="P2">- des postes recherchés(entreprise)</text:p>
      <text:p text:style-name="P2">- du secteur d’activité(entreprise)</text:p>
      <text:p text:style-name="P2"/>
      <text:p text:style-name="P2"/>
      <text:p text:style-name="P2">ces informations je dois donc les organiser sur le merise, dès que c’est fait, je vais devoir les récupérer dans la base de donnée et les lié à une table pour les profils.</text:p>
      <text:p text:style-name="P2"/>
      <text:p text:style-name="P3">Dès que cela a été fait, je vais avoir besoin de les récupérer. Où ça ? Seulement sur la recherche, et les favoris. </text:p>
      <text:p text:style-name="P3">Pour les recherches, je dois faire des filtres qui vont permettre à l’utilisateur de selectionner tous les profils qui correspondent aux filtres sélectionnés.</text:p>
      <text:p text:style-name="P5">Pour les favoris, j’ai juste besoin de sauvegarder les profils qu’il veut mettre en favori pendant sa recherche, et, les envoyer dans ses favoris qui seront liés à son compte.</text:p>
      <text:p text:style-name="P5"/>
      <text:p text:style-name="P5"><text:span text:style-name="T1">F</text:span>aire un formulaire <text:span text:style-name="T1">pour les</text:span> mo<text:span text:style-name="T1">di</text:span>fication<text:span text:style-name="T1">s</text:span> principa<text:span text:style-name="T1">les</text:span> et un autre pour l<text:span text:style-name="T1">a modification de</text:span> mot de pas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08-19T16:04:36.892000000</dc:date>
    <meta:editing-duration>PT8M29S</meta:editing-duration>
    <meta:editing-cycles>8</meta:editing-cycles>
    <meta:document-statistic meta:table-count="0" meta:image-count="0" meta:object-count="0" meta:page-count="1" meta:paragraph-count="18" meta:word-count="198" meta:character-count="1168" meta:non-whitespace-character-count="987"/>
  </office:meta>
</office:document-meta>
</file>